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6000002D3D98CF04464582497.png" manifest:media-type="image/png"/>
  <manifest:file-entry manifest:full-path="Pictures/10000001000007800000043868B8EBA0EA9743DC.png" manifest:media-type="image/png"/>
  <manifest:file-entry manifest:full-path="Pictures/1000000100000780000004389499EC6C8E2F05E0.png" manifest:media-type="image/png"/>
  <manifest:file-entry manifest:full-path="Pictures/1000000100000780000004380960FA177F0AEA3B.png" manifest:media-type="image/png"/>
  <manifest:file-entry manifest:full-path="Pictures/1000000100000780000004388EECEB21C4BABE52.png" manifest:media-type="image/png"/>
  <manifest:file-entry manifest:full-path="Pictures/100000010000078000000438D7DE5FE24CD82029.png" manifest:media-type="image/png"/>
  <manifest:file-entry manifest:full-path="Pictures/1000000100000780000004383C443C4ED56274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f1b9"/>
    </style:style>
    <style:style style:name="P2" style:family="paragraph" style:parent-style-name="Standard">
      <style:text-properties officeooo:paragraph-rsid="0014f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n2" text:anchor-type="char" svg:width="17cm" svg:height="14.665cm" draw:z-index="1"><draw:image xlink:href="Pictures/1000000100000346000002D3D98CF04464582497.png" xlink:type="simple" xlink:show="embed" xlink:actuate="onLoad" draw:mime-type="image/png"/></draw:frame></text:p>
      <text:p text:style-name="P1"/>
      <text:p text:style-name="P1"><draw:frame draw:style-name="fr1" draw:name="Imagen1" text:anchor-type="char" svg:width="17cm" svg:height="9.562cm" draw:z-index="0"><draw:image xlink:href="Pictures/10000001000007800000043868B8EBA0EA9743D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width="17cm" svg:height="9.562cm" draw:z-index="2"><draw:image xlink:href="Pictures/1000000100000780000004388EECEB21C4BABE5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3" text:anchor-type="char" svg:width="17cm" svg:height="9.562cm" draw:z-index="3"><draw:image xlink:href="Pictures/100000010000078000000438D7DE5FE24CD82029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width="17cm" svg:height="9.562cm" draw:z-index="4"><draw:image xlink:href="Pictures/1000000100000780000004380960FA177F0AEA3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6" text:anchor-type="char" svg:width="17cm" svg:height="9.562cm" draw:z-index="5"><draw:image xlink:href="Pictures/1000000100000780000004383C443C4ED562747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width="17cm" svg:height="9.562cm" draw:z-index="6"><draw:image xlink:href="Pictures/1000000100000780000004389499EC6C8E2F05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09:07.561000000</meta:creation-date>
    <dc:date>2024-09-19T09:56:29.818000000</dc:date>
    <meta:editing-duration>PT32M46S</meta:editing-duration>
    <meta:editing-cycles>3</meta:editing-cycles>
    <meta:generator>LibreOffice/7.6.1.2$Windows_X86_64 LibreOffice_project/f5defcebd022c5bc36bbb79be232cb6926d8f674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